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921546" calcext:value-type="float">
            <text:p>40.40921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10215833333" calcext:value-type="float">
            <text:p>40.7710215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53072" calcext:value-type="float">
            <text:p>40.416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470948" calcext:value-type="float">
            <text:p>40.4247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902984" calcext:value-type="float">
            <text:p>40.579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254028" calcext:value-type="float">
            <text:p>40.4425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71377" calcext:value-type="float">
            <text:p>40.44713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4620135" calcext:value-type="float">
            <text:p>40.174620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6784391304" calcext:value-type="float">
            <text:p>40.2216784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395125" calcext:value-type="float">
            <text:p>40.37339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2304857143" calcext:value-type="float">
            <text:p>40.5072304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07208333333" calcext:value-type="float">
            <text:p>40.6507208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55254677419" calcext:value-type="float">
            <text:p>41.2555254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3443266667" calcext:value-type="float">
            <text:p>41.3553443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11520258065" calcext:value-type="float">
            <text:p>41.4811520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8763724" calcext:value-type="float">
            <text:p>41.6287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07464387097" calcext:value-type="float">
            <text:p>41.7707464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24160774194" calcext:value-type="float">
            <text:p>41.8724160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753099" calcext:value-type="float">
            <text:p>41.91753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02437151613" calcext:value-type="float">
            <text:p>42.07024371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3499406667" calcext:value-type="float">
            <text:p>42.236349940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201032258" calcext:value-type="float">
            <text:p>42.3489201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24393764286" calcext:value-type="float">
            <text:p>42.112439376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49743193548" calcext:value-type="float">
            <text:p>41.7749743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8315354839" calcext:value-type="float">
            <text:p>41.529831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068384" calcext:value-type="float">
            <text:p>41.590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9479693548" calcext:value-type="float">
            <text:p>41.74594796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43780366667" calcext:value-type="float">
            <text:p>41.9043780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67521709677" calcext:value-type="float">
            <text:p>42.0967521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13556451613" calcext:value-type="float">
            <text:p>42.261355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87561" calcext:value-type="float">
            <text:p>42.083875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37341387097" calcext:value-type="float">
            <text:p>41.8237341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10081366667" calcext:value-type="float">
            <text:p>41.5610081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4063148387" calcext:value-type="float">
            <text:p>41.29740631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69315207143" calcext:value-type="float">
            <text:p>40.936931520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6779870968" calcext:value-type="float">
            <text:p>40.5716779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26949193548" calcext:value-type="float">
            <text:p>39.3426949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89052" calcext:value-type="float">
            <text:p>39.348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1037703226" calcext:value-type="float">
            <text:p>39.40710377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2400633333" calcext:value-type="float">
            <text:p>39.4712400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83493032258" calcext:value-type="float">
            <text:p>39.568349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19853012903" calcext:value-type="float">
            <text:p>39.57198530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35866733333" calcext:value-type="float">
            <text:p>39.6535866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2718258064" calcext:value-type="float">
            <text:p>39.6202718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530144" calcext:value-type="float">
            <text:p>39.6785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13922870968" calcext:value-type="float">
            <text:p>39.7113922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24722206897" calcext:value-type="float">
            <text:p>39.4424722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17281870968" calcext:value-type="float">
            <text:p>39.491728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52047451613" calcext:value-type="float">
            <text:p>38.7352047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21797366667" calcext:value-type="float">
            <text:p>38.6921797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07739006452" calcext:value-type="float">
            <text:p>38.53077390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15000266667" calcext:value-type="float">
            <text:p>38.1815000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4771096774" calcext:value-type="float">
            <text:p>37.7524771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6342" calcext:value-type="float">
            <text:p>37.6156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6377776667" calcext:value-type="float">
            <text:p>37.667637777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69117" calcext:value-type="float">
            <text:p>37.7669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8767633333" calcext:value-type="float">
            <text:p>37.8598767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0333343871" calcext:value-type="float">
            <text:p>37.83033334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1163421429" calcext:value-type="float">
            <text:p>37.517116342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00810651613" calcext:value-type="float">
            <text:p>37.02008106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6547909091" calcext:value-type="float">
            <text:p>36.1586547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65833428571" calcext:value-type="float">
            <text:p>36.2365833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76545454" calcext:value-type="float">
            <text:p>36.3443576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0919238095" calcext:value-type="float">
            <text:p>36.3530919238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43986333333" calcext:value-type="float">
            <text:p>36.2943986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13505333333" calcext:value-type="float">
            <text:p>36.2913505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29922666667" calcext:value-type="float">
            <text:p>36.302992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370865" calcext:value-type="float">
            <text:p>36.02370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09179" calcext:value-type="float">
            <text:p>36.30091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18821666667" calcext:value-type="float">
            <text:p>36.3118821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4626875" calcext:value-type="float">
            <text:p>36.00462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83169" calcext:value-type="float">
            <text:p>36.31831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2964" calcext:value-type="float">
            <text:p>34.38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714" calcext:value-type="float">
            <text:p>34.26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8172" calcext:value-type="float">
            <text:p>32.6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3684" calcext:value-type="float">
            <text:p>32.52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2932" calcext:value-type="float">
            <text:p>32.60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166" calcext:value-type="float">
            <text:p>32.570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4992" calcext:value-type="float">
            <text:p>32.5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5152" calcext:value-type="float">
            <text:p>32.5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7184" calcext:value-type="float">
            <text:p>32.5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94624" calcext:value-type="float">
            <text:p>32.57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47825454545" calcext:value-type="float">
            <text:p>32.584782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24272727273" calcext:value-type="float">
            <text:p>32.5824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88224516129" calcext:value-type="float">
            <text:p>32.7588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3424" calcext:value-type="float">
            <text:p>32.76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3140645161" calcext:value-type="float">
            <text:p>32.7593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74528" calcext:value-type="float">
            <text:p>32.80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10428387097" calcext:value-type="float">
            <text:p>33.1210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89780645161" calcext:value-type="float">
            <text:p>33.118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32464516129" calcext:value-type="float">
            <text:p>33.103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836" calcext:value-type="float">
            <text:p>33.10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5703225806" calcext:value-type="float">
            <text:p>33.113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3022857143" calcext:value-type="float">
            <text:p>33.1163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00596129032" calcext:value-type="float">
            <text:p>33.1200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3954782609" calcext:value-type="float">
            <text:p>33.180395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3894545455" calcext:value-type="float">
            <text:p>33.18038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82751304348" calcext:value-type="float">
            <text:p>33.178275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7188571429" calcext:value-type="float">
            <text:p>33.2017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25673846154" calcext:value-type="float">
            <text:p>33.202567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29664" calcext:value-type="float">
            <text:p>33.18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054" calcext:value-type="float">
            <text:p>33.198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1196" calcext:value-type="float">
            <text:p>33.19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1958" calcext:value-type="float">
            <text:p>33.191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16304" calcext:value-type="float">
            <text:p>33.16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1958" calcext:value-type="float">
            <text:p>33.191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45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58" meta:object-count="0"/>
    <meta:user-defined meta:name="AppVersion">3.0</meta:user-defined>
  </office:meta>
</office:document-meta>
</file>